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0.23mm"/>
    </style:style>
    <style:style style:name="co2" style:family="table-column">
      <style:table-column-properties fo:break-before="auto" style:column-width="48.82mm"/>
    </style:style>
    <style:style style:name="co3" style:family="table-column">
      <style:table-column-properties fo:break-before="auto" style:column-width="86.9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qa194_Gen_Trajectory" table:style-name="ta1">
        <table:shapes>
          <draw:frame draw:z-index="0" draw:style-name="gr1" draw:text-style-name="P1" svg:width="286.92mm" svg:height="170.52mm" svg:x="161.43mm" svg:y="0mm">
            <draw:object draw:notify-on-update-of-ranges="qa194_Gen_Trajectory.A2:qa194_Gen_Trajectory.A26 qa194_Gen_Trajectory.B1:qa194_Gen_Trajectory.B1 qa194_Gen_Trajectory.B2:qa194_Gen_Trajectory.B26 qa194_Gen_Trajectory.C1:qa194_Gen_Trajectory.C1 qa194_Gen_Trajectory.C2:qa194_Gen_Trajectory.C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Generation</text:p>
          </table:table-cell>
          <table:table-cell office:value-type="string" calcext:value-type="string">
            <text:p>(Left Axis) Best Individual: Just Genetic</text:p>
          </table:table-cell>
          <table:table-cell office:value-type="string" calcext:value-type="string">
            <text:p>(Right Axis) Best Individual: Genetic and Christofides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4183.8507855475" calcext:value-type="float">
            <text:p>24183.8507855475</text:p>
          </table:table-cell>
          <table:table-cell office:value-type="float" office:value="9658.95914978959" calcext:value-type="float">
            <text:p>9658.9591497895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3631.8085464172" calcext:value-type="float">
            <text:p>13631.8085464172</text:p>
          </table:table-cell>
          <table:table-cell office:value-type="float" office:value="9553.40634861928" calcext:value-type="float">
            <text:p>9553.4063486192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997.0396460848" calcext:value-type="float">
            <text:p>10997.0396460848</text:p>
          </table:table-cell>
          <table:table-cell office:value-type="float" office:value="9548.91872392524" calcext:value-type="float">
            <text:p>9548.9187239252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570.0541109532" calcext:value-type="float">
            <text:p>10570.0541109532</text:p>
          </table:table-cell>
          <table:table-cell office:value-type="float" office:value="9548.91872392524" calcext:value-type="float">
            <text:p>9548.9187239252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543.3664673219" calcext:value-type="float">
            <text:p>10543.3664673219</text:p>
          </table:table-cell>
          <table:table-cell office:value-type="float" office:value="9548.91872392524" calcext:value-type="float">
            <text:p>9548.9187239252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543.3664673219" calcext:value-type="float">
            <text:p>10543.3664673219</text:p>
          </table:table-cell>
          <table:table-cell office:value-type="float" office:value="9548.91872392524" calcext:value-type="float">
            <text:p>9548.91872392524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543.3664673219" calcext:value-type="float">
            <text:p>10543.3664673219</text:p>
          </table:table-cell>
          <table:table-cell office:value-type="float" office:value="9548.91872392524" calcext:value-type="float">
            <text:p>9548.91872392524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543.3664673219" calcext:value-type="float">
            <text:p>10543.3664673219</text:p>
          </table:table-cell>
          <table:table-cell office:value-type="float" office:value="9548.91872392524" calcext:value-type="float">
            <text:p>9548.91872392524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543.3664673219" calcext:value-type="float">
            <text:p>10543.3664673219</text:p>
          </table:table-cell>
          <table:table-cell office:value-type="float" office:value="9548.91872392524" calcext:value-type="float">
            <text:p>9548.9187239252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543.3664673219" calcext:value-type="float">
            <text:p>10543.3664673219</text:p>
          </table:table-cell>
          <table:table-cell office:value-type="float" office:value="9548.91872392524" calcext:value-type="float">
            <text:p>9548.91872392524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0543.3664673219" calcext:value-type="float">
            <text:p>10543.3664673219</text:p>
          </table:table-cell>
          <table:table-cell office:value-type="float" office:value="9548.91872392524" calcext:value-type="float">
            <text:p>9548.91872392524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0543.3664673219" calcext:value-type="float">
            <text:p>10543.3664673219</text:p>
          </table:table-cell>
          <table:table-cell office:value-type="float" office:value="9548.91872392524" calcext:value-type="float">
            <text:p>9548.91872392524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0543.3664673219" calcext:value-type="float">
            <text:p>10543.3664673219</text:p>
          </table:table-cell>
          <table:table-cell office:value-type="float" office:value="9548.91872392524" calcext:value-type="float">
            <text:p>9548.91872392524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0543.3664673219" calcext:value-type="float">
            <text:p>10543.3664673219</text:p>
          </table:table-cell>
          <table:table-cell office:value-type="float" office:value="9548.91872392524" calcext:value-type="float">
            <text:p>9548.9187239252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0543.3664673219" calcext:value-type="float">
            <text:p>10543.3664673219</text:p>
          </table:table-cell>
          <table:table-cell office:value-type="float" office:value="9548.91872392524" calcext:value-type="float">
            <text:p>9548.91872392524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0543.3664673219" calcext:value-type="float">
            <text:p>10543.3664673219</text:p>
          </table:table-cell>
          <table:table-cell office:value-type="float" office:value="9548.91872392524" calcext:value-type="float">
            <text:p>9548.91872392524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10543.3664673219" calcext:value-type="float">
            <text:p>10543.3664673219</text:p>
          </table:table-cell>
          <table:table-cell office:value-type="float" office:value="9548.91872392524" calcext:value-type="float">
            <text:p>9548.91872392524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0543.3664673219" calcext:value-type="float">
            <text:p>10543.3664673219</text:p>
          </table:table-cell>
          <table:table-cell office:value-type="float" office:value="9548.91872392524" calcext:value-type="float">
            <text:p>9548.91872392524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10543.3664673219" calcext:value-type="float">
            <text:p>10543.3664673219</text:p>
          </table:table-cell>
          <table:table-cell office:value-type="float" office:value="9548.91872392524" calcext:value-type="float">
            <text:p>9548.9187239252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543.3664673219" calcext:value-type="float">
            <text:p>10543.3664673219</text:p>
          </table:table-cell>
          <table:table-cell office:value-type="float" office:value="9548.91872392524" calcext:value-type="float">
            <text:p>9548.91872392524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10543.3664673219" calcext:value-type="float">
            <text:p>10543.3664673219</text:p>
          </table:table-cell>
          <table:table-cell office:value-type="float" office:value="9548.91872392524" calcext:value-type="float">
            <text:p>9548.91872392524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10543.3664673219" calcext:value-type="float">
            <text:p>10543.3664673219</text:p>
          </table:table-cell>
          <table:table-cell office:value-type="float" office:value="9548.91872392524" calcext:value-type="float">
            <text:p>9548.91872392524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10543.3664673219" calcext:value-type="float">
            <text:p>10543.3664673219</text:p>
          </table:table-cell>
          <table:table-cell office:value-type="float" office:value="9548.91872392524" calcext:value-type="float">
            <text:p>9548.91872392524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10543.3664673219" calcext:value-type="float">
            <text:p>10543.3664673219</text:p>
          </table:table-cell>
          <table:table-cell office:value-type="float" office:value="9548.91872392524" calcext:value-type="float">
            <text:p>9548.9187239252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543.3664673219" calcext:value-type="float">
            <text:p>10543.3664673219</text:p>
          </table:table-cell>
          <table:table-cell office:value-type="float" office:value="9548.91872392524" calcext:value-type="float">
            <text:p>9548.918723925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8">00/00/0000</text:date>, <text:time style:data-style-name="N2" text:time-value="13:07:47.7020868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4-18T13:09:16.302387444</dc:date>
    <meta:editing-duration>PT5M43S</meta:editing-duration>
    <meta:editing-cycles>2</meta:editing-cycles>
    <meta:generator>LibreOffice/6.0.7.3$Linux_X86_64 LibreOffice_project/00m0$Build-3</meta:generator>
    <meta:document-statistic meta:table-count="1" meta:cell-count="7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693cm" svg:height="17.053cm" xlink:href=".." xlink:type="simple" chart:class="chart:line" chart:style-name="ch1">
        <chart:legend chart:legend-position="bottom" svg:x="6.055cm" svg:y="16.454cm" style:legend-expansion="wide" chart:style-name="ch2"/>
        <chart:plot-area chart:style-name="ch3" table:cell-range-address="qa194_Gen_Trajectory.A1:qa194_Gen_Trajectory.C26" chart:data-source-has-labels="both" svg:x="0.573cm" svg:y="0.34cm" svg:width="27.546cm" svg:height="15.475cm">
          <chartooo:coordinate-region svg:x="1.75cm" svg:y="0.539cm" svg:width="25.376cm" svg:height="14.629cm"/>
          <chart:axis chart:dimension="x" chart:name="primary-x" chart:style-name="ch4" chartooo:axis-type="auto">
            <chartooo:date-scale/>
            <chart:title svg:x="13.483cm" svg:y="15.792cm" chart:style-name="ch5">
              <text:p>Generation</text:p>
            </chart:title>
            <chart:categories table:cell-range-address="qa194_Gen_Trajectory.A2:qa194_Gen_Trajectory.A26"/>
          </chart:axis>
          <chart:axis chart:dimension="y" chart:name="primary-y" chart:style-name="ch4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qa194_Gen_Trajectory.B2:qa194_Gen_Trajectory.B26" chart:label-cell-address="qa194_Gen_Trajectory.B1:qa194_Gen_Trajectory.B1" chart:class="chart:line">
            <chart:data-point chart:repeated="25"/>
          </chart:series>
          <chart:series chart:attached-axis="secondary-y" chart:style-name="ch9" chart:values-cell-range-address="qa194_Gen_Trajectory.C2:qa194_Gen_Trajectory.C26" chart:label-cell-address="qa194_Gen_Trajectory.C1:qa194_Gen_Trajectory.C1" chart:class="chart:line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Left Axis) Best Individual: Just Genetic</text:p>
                <draw:g>
                  <svg:desc>qa194_Gen_Trajectory.B1:qa194_Gen_Trajectory.B1</svg:desc>
                </draw:g>
              </table:table-cell>
              <table:table-cell office:value-type="string">
                <text:p>(Right Axis) Best Individual: Genetic and Christofides</text:p>
                <draw:g>
                  <svg:desc>qa194_Gen_Trajectory.C1:qa194_Gen_Trajectory.C1</svg:desc>
                </draw:g>
              </table:table-cell>
            </table:table-row>
          </table:table-header-rows>
          <table:table-rows>
            <table:table-row>
              <table:table-cell office:value-type="float" office:value="200">
                <text:p>200</text:p>
                <draw:g>
                  <svg:desc>qa194_Gen_Trajectory.A2:qa194_Gen_Trajectory.A26</svg:desc>
                </draw:g>
              </table:table-cell>
              <table:table-cell office:value-type="float" office:value="24183.8507855475">
                <text:p>24183.8507855475</text:p>
                <draw:g>
                  <svg:desc>qa194_Gen_Trajectory.B2:qa194_Gen_Trajectory.B26</svg:desc>
                </draw:g>
              </table:table-cell>
              <table:table-cell office:value-type="float" office:value="9658.95914978959">
                <text:p>9658.95914978959</text:p>
                <draw:g>
                  <svg:desc>qa194_Gen_Trajectory.C2:qa194_Gen_Trajectory.C26</svg:desc>
                </draw:g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3631.8085464172">
                <text:p>13631.8085464172</text:p>
              </table:table-cell>
              <table:table-cell office:value-type="float" office:value="9553.40634861928">
                <text:p>9553.40634861928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0997.0396460848">
                <text:p>10997.0396460848</text:p>
              </table:table-cell>
              <table:table-cell office:value-type="float" office:value="9548.91872392524">
                <text:p>9548.91872392524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0570.0541109532">
                <text:p>10570.0541109532</text:p>
              </table:table-cell>
              <table:table-cell office:value-type="float" office:value="9548.91872392524">
                <text:p>9548.9187239252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543.3664673219">
                <text:p>10543.3664673219</text:p>
              </table:table-cell>
              <table:table-cell office:value-type="float" office:value="9548.91872392524">
                <text:p>9548.91872392524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0543.3664673219">
                <text:p>10543.3664673219</text:p>
              </table:table-cell>
              <table:table-cell office:value-type="float" office:value="9548.91872392524">
                <text:p>9548.91872392524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0543.3664673219">
                <text:p>10543.3664673219</text:p>
              </table:table-cell>
              <table:table-cell office:value-type="float" office:value="9548.91872392524">
                <text:p>9548.91872392524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0543.3664673219">
                <text:p>10543.3664673219</text:p>
              </table:table-cell>
              <table:table-cell office:value-type="float" office:value="9548.91872392524">
                <text:p>9548.91872392524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0543.3664673219">
                <text:p>10543.3664673219</text:p>
              </table:table-cell>
              <table:table-cell office:value-type="float" office:value="9548.91872392524">
                <text:p>9548.9187239252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0543.3664673219">
                <text:p>10543.3664673219</text:p>
              </table:table-cell>
              <table:table-cell office:value-type="float" office:value="9548.91872392524">
                <text:p>9548.91872392524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10543.3664673219">
                <text:p>10543.3664673219</text:p>
              </table:table-cell>
              <table:table-cell office:value-type="float" office:value="9548.91872392524">
                <text:p>9548.91872392524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10543.3664673219">
                <text:p>10543.3664673219</text:p>
              </table:table-cell>
              <table:table-cell office:value-type="float" office:value="9548.91872392524">
                <text:p>9548.91872392524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10543.3664673219">
                <text:p>10543.3664673219</text:p>
              </table:table-cell>
              <table:table-cell office:value-type="float" office:value="9548.91872392524">
                <text:p>9548.91872392524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10543.3664673219">
                <text:p>10543.3664673219</text:p>
              </table:table-cell>
              <table:table-cell office:value-type="float" office:value="9548.91872392524">
                <text:p>9548.91872392524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0543.3664673219">
                <text:p>10543.3664673219</text:p>
              </table:table-cell>
              <table:table-cell office:value-type="float" office:value="9548.91872392524">
                <text:p>9548.91872392524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10543.3664673219">
                <text:p>10543.3664673219</text:p>
              </table:table-cell>
              <table:table-cell office:value-type="float" office:value="9548.91872392524">
                <text:p>9548.91872392524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10543.3664673219">
                <text:p>10543.3664673219</text:p>
              </table:table-cell>
              <table:table-cell office:value-type="float" office:value="9548.91872392524">
                <text:p>9548.91872392524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10543.3664673219">
                <text:p>10543.3664673219</text:p>
              </table:table-cell>
              <table:table-cell office:value-type="float" office:value="9548.91872392524">
                <text:p>9548.91872392524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10543.3664673219">
                <text:p>10543.3664673219</text:p>
              </table:table-cell>
              <table:table-cell office:value-type="float" office:value="9548.91872392524">
                <text:p>9548.91872392524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0543.3664673219">
                <text:p>10543.3664673219</text:p>
              </table:table-cell>
              <table:table-cell office:value-type="float" office:value="9548.91872392524">
                <text:p>9548.91872392524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10543.3664673219">
                <text:p>10543.3664673219</text:p>
              </table:table-cell>
              <table:table-cell office:value-type="float" office:value="9548.91872392524">
                <text:p>9548.91872392524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10543.3664673219">
                <text:p>10543.3664673219</text:p>
              </table:table-cell>
              <table:table-cell office:value-type="float" office:value="9548.91872392524">
                <text:p>9548.91872392524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10543.3664673219">
                <text:p>10543.3664673219</text:p>
              </table:table-cell>
              <table:table-cell office:value-type="float" office:value="9548.91872392524">
                <text:p>9548.91872392524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10543.3664673219">
                <text:p>10543.3664673219</text:p>
              </table:table-cell>
              <table:table-cell office:value-type="float" office:value="9548.91872392524">
                <text:p>9548.91872392524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0543.3664673219">
                <text:p>10543.3664673219</text:p>
              </table:table-cell>
              <table:table-cell office:value-type="float" office:value="9548.91872392524">
                <text:p>9548.918723925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